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modern" style:font-pitch="fixed"/>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 svg:font-family="나눔고딕" style:font-family-generic="system" style:font-pitch="variable"/>
  </office:font-face-decls>
  <office:automatic-styles>
    <style:style style:name="P1" style:family="paragraph" style:parent-style-name="Standard">
      <style:text-properties fo:color="#ffffff" loext:opacity="100%" style:font-name="Consolas" fo:font-size="12pt" fo:font-weight="normal" style:font-size-asian="12pt" style:font-weight-asian="normal" style:font-size-complex="12pt" style:font-weight-complex="normal"/>
    </style:style>
    <style:style style:name="P2" style:family="paragraph" style:parent-style-name="Text_20_body">
      <style:paragraph-properties fo:margin-left="3.039cm" fo:margin-right="2.63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3" style:family="paragraph" style:parent-style-name="Text_20_body">
      <style:paragraph-properties fo:margin-left="0cm" fo:margin-right="9.186cm" fo:margin-top="0.55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4" style:family="paragraph" style:parent-style-name="Text_20_body">
      <style:paragraph-properties fo:margin-left="0cm" fo:margin-right="0cm" fo:margin-top="0.067cm" fo:margin-bottom="0cm" style:contextual-spacing="false" fo:line-height="138%" fo:text-indent="0cm" style:auto-text-indent="false" style:writing-mode="lr-tb"/>
      <style:text-properties fo:color="#ffffff" loext:opacity="100%" style:font-name="Consolas" fo:font-size="12pt" fo:font-weight="normal" officeooo:paragraph-rsid="000e576e" style:font-size-asian="12pt" style:font-weight-asian="normal" style:font-size-complex="12pt" style:font-weight-complex="normal"/>
    </style:style>
    <style:style style:name="P5" style:family="paragraph" style:parent-style-name="Text_20_body">
      <style:paragraph-properties fo:margin-left="0cm" fo:margin-right="0cm" fo:margin-top="0.06cm" fo:margin-bottom="0cm" style:contextual-spacing="false" fo:line-height="138%" fo:text-indent="0cm" style:auto-text-indent="false" style:writing-mode="lr-tb"/>
      <style:text-properties officeooo:paragraph-rsid="00111e11"/>
    </style:style>
    <style:style style:name="P6" style:family="paragraph" style:parent-style-name="Text_20_body">
      <style:paragraph-properties fo:margin-left="0cm" fo:margin-right="0cm" fo:margin-top="0.0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14b989" style:text-blinking="false" fo:background-color="transparent"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01c63d7"/>
    </style:style>
    <style:style style:name="P10" style:family="paragraph" style:parent-style-name="Text_20_body">
      <style:paragraph-properties fo:margin-left="0cm" fo:margin-right="0cm" fo:margin-top="0.025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1bab63" style:text-blinking="false" fo:background-color="transparent" style:font-size-asian="12pt" style:font-weight-asian="normal" style:font-size-complex="12pt" style:font-weight-complex="normal"/>
    </style:style>
    <style:style style:name="P11" style:family="paragraph" style:parent-style-name="Text_20_body">
      <style:paragraph-properties fo:margin-left="0cm" fo:margin-right="0cm" fo:margin-top="0.49cm" fo:margin-bottom="0cm" style:contextual-spacing="false" fo:line-height="138%" fo:text-indent="0cm" style:auto-text-indent="false" style:writing-mode="lr-tb"/>
      <style:text-properties fo:color="#ffffff" loext:opacity="100%" style:font-name="Consolas" fo:font-size="12pt" fo:font-weight="normal" officeooo:paragraph-rsid="001c12a5" style:font-size-asian="12pt" style:font-weight-asian="normal" style:font-size-complex="12pt" style:font-weight-complex="normal"/>
    </style:style>
    <style:style style:name="P12" style:family="paragraph" style:parent-style-name="Text_20_body">
      <style:paragraph-properties fo:margin-left="0cm" fo:margin-right="0cm" fo:margin-top="0.49cm" fo:margin-bottom="0cm" style:contextual-spacing="false" fo:line-height="138%" fo:text-indent="0cm" style:auto-text-indent="false" style:writing-mode="lr-tb"/>
      <style:text-properties fo:color="#ffffff" loext:opacity="100%" style:font-name="Consolas" fo:font-size="12pt" fo:font-weight="normal" officeooo:paragraph-rsid="001a469d" style:font-size-asian="12pt" style:font-weight-asian="normal" style:font-size-complex="12pt" style:font-weight-complex="normal"/>
    </style:style>
    <style:style style:name="P13" style:family="paragraph" style:parent-style-name="Text_20_body">
      <style:paragraph-properties fo:margin-left="0cm" fo:margin-right="0cm" fo:margin-top="0.069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1bab63" style:text-blinking="false" fo:background-color="transparent" style:font-size-asian="12pt" style:font-weight-asian="normal" style:font-size-complex="12pt" style:font-weight-complex="normal"/>
    </style:style>
    <style:style style:name="P14" style:family="paragraph" style:parent-style-name="Text_20_body">
      <style:paragraph-properties fo:margin-left="0cm" fo:margin-right="0cm" fo:margin-top="0.52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15" style:family="paragraph" style:parent-style-name="Text_20_body">
      <style:paragraph-properties fo:margin-left="0cm" fo:margin-right="0cm" fo:margin-top="0.552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left="0cm" fo:margin-right="0cm" fo:margin-top="0.526cm" fo:margin-bottom="0cm" style:contextual-spacing="false" fo:line-height="138%" fo:text-align="justify" style:justify-single-word="false" fo:text-indent="1.702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17" style:family="paragraph" style:parent-style-name="Text_20_body">
      <style:paragraph-properties fo:margin-left="0cm" fo:margin-right="0cm" fo:margin-top="0.06cm" fo:margin-bottom="0cm" style:contextual-spacing="false" fo:line-height="138%" fo:text-align="justify" style:justify-single-word="false" fo:text-indent="1.566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18" style:family="paragraph" style:parent-style-name="Text_20_body">
      <style:paragraph-properties fo:margin-left="0cm" fo:margin-right="0cm" fo:margin-top="0.552cm" fo:margin-bottom="0cm" style:contextual-spacing="false" fo:line-height="138%" fo:text-indent="1.926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0e576e" style:text-blinking="false" fo:background-color="transparent"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cm" style:contextual-spacing="false" fo:line-height="138%" fo:text-align="justify" style:justify-single-word="false" fo:text-indent="1.917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0e576e" style:text-blinking="false" fo:background-color="transparent" style:font-size-asian="12pt" style:font-weight-asian="normal" style:font-size-complex="12pt" style:font-weight-complex="normal"/>
    </style:style>
    <style:style style:name="P20" style:family="paragraph" style:parent-style-name="Text_20_body">
      <style:paragraph-properties fo:margin-left="0.018cm" fo:margin-right="1.355cm" fo:margin-top="0.415cm" fo:margin-bottom="0cm" style:contextual-spacing="false" fo:line-height="138%" fo:text-indent="-0.254cm" style:auto-text-indent="false" fo:padding="0cm" fo:border="none" style:writing-mode="lr-tb"/>
      <style:text-properties fo:color="#ffffff" loext:opacity="100%" style:font-name="Consolas" fo:font-size="12pt" fo:font-weight="normal" officeooo:paragraph-rsid="001d2bbe" style:font-size-asian="12pt" style:font-weight-asian="normal" style:font-size-complex="12pt" style:font-weight-complex="normal"/>
    </style:style>
    <style:style style:name="P21" style:family="paragraph" style:parent-style-name="Text_20_body">
      <style:paragraph-properties fo:margin-left="0cm" fo:margin-right="1.27cm" fo:margin-top="0cm" fo:margin-bottom="0cm" style:contextual-spacing="false" fo:line-height="138%" fo:text-indent="0cm" style:auto-text-indent="false" style:writing-mode="lr-tb"/>
      <style:text-properties fo:color="#ffffff" loext:opacity="100%" style:font-name="Consolas" fo:font-size="12pt" fo:font-weight="normal" officeooo:paragraph-rsid="001d2bbe" style:font-size-asian="12pt" style:font-weight-asian="normal" style:font-size-complex="12pt" style:font-weight-complex="normal"/>
    </style:style>
    <style:style style:name="P22" style:family="paragraph" style:parent-style-name="Text_20_body">
      <style:paragraph-properties fo:margin-left="0.415cm" fo:margin-right="0cm" fo:margin-top="0.702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rsid="000e12bb" style:text-blinking="false" fo:background-color="transparent" style:font-size-asian="12pt" style:font-weight-asian="normal" style:font-size-complex="12pt" style:font-weight-complex="normal"/>
    </style:style>
    <style:style style:name="P23" style:family="paragraph" style:parent-style-name="Text_20_body">
      <style:paragraph-properties fo:margin-left="0cm" fo:margin-right="0cm" fo:margin-top="1.355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rsid="000e12bb" officeooo:paragraph-rsid="000e12bb" style:text-blinking="false" fo:background-color="transparent" style:font-size-asian="12pt" style:font-weight-asian="normal" style:font-size-complex="12pt" style:font-weight-complex="normal"/>
    </style:style>
    <style:style style:name="P24" style:family="paragraph" style:parent-style-name="Text_20_body">
      <style:paragraph-properties fo:margin-left="0cm" fo:margin-right="0cm" fo:margin-top="0.06cm" fo:margin-bottom="0cm" style:contextual-spacing="false" fo:line-height="138%" fo:text-align="justify" style:justify-single-word="false" fo:text-indent="1.566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0e576e" style:text-blinking="false" fo:background-color="transparent" style:font-size-asian="12pt" style:font-weight-asian="normal" style:font-size-complex="12pt" style:font-weight-complex="normal"/>
    </style:style>
    <style:style style:name="P25" style:family="paragraph" style:parent-style-name="Text_20_body">
      <style:paragraph-properties fo:margin-left="0cm" fo:margin-right="0cm" fo:margin-top="0.067cm" fo:margin-bottom="0cm" style:contextual-spacing="false" fo:line-height="138%" fo:text-indent="1.591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rsid="000e576e" officeooo:paragraph-rsid="000e576e" style:text-blinking="false" fo:background-color="transparent" style:font-size-asian="12pt" style:font-weight-asian="normal" style:font-size-complex="12pt" style:font-weight-complex="normal"/>
    </style:style>
    <style:style style:name="P26" style:family="paragraph" style:parent-style-name="Text_20_body">
      <style:paragraph-properties fo:margin-left="0cm" fo:margin-right="0cm" fo:margin-top="0cm" fo:margin-bottom="0cm" style:contextual-spacing="false" fo:line-height="138%" fo:text-indent="1.944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rsid="000e576e" officeooo:paragraph-rsid="000e576e" style:text-blinking="false" fo:background-color="transparent" style:font-size-asian="12pt" style:font-weight-asian="normal" style:font-size-complex="12pt" style:font-weight-complex="normal"/>
    </style:style>
    <style:style style:name="P27" style:family="paragraph" style:parent-style-name="Text_20_body">
      <style:paragraph-properties fo:margin-left="0cm" fo:margin-right="0cm" fo:margin-top="0cm" fo:margin-bottom="0cm" style:contextual-spacing="false" fo:line-height="138%" fo:text-indent="1.866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rsid="000e576e" officeooo:paragraph-rsid="000e576e" style:text-blinking="false" fo:background-color="transparent" style:font-size-asian="12pt" style:font-weight-asian="normal" style:font-size-complex="12pt" style:font-weight-complex="normal"/>
    </style:style>
    <style:style style:name="P28" style:family="paragraph" style:parent-style-name="Text_20_body">
      <style:paragraph-properties fo:margin-left="0.018cm" fo:margin-right="1.355cm" fo:margin-top="0.415cm" fo:margin-bottom="0cm" style:contextual-spacing="false" fo:line-height="138%" fo:text-indent="-0.254cm" style:auto-text-indent="false" fo:padding="0cm" fo:border="non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1d2bbe" style:text-blinking="false" fo:background-color="transparent" style:font-size-asian="12pt" style:font-weight-asian="normal" style:font-size-complex="12pt" style:font-weight-complex="normal"/>
    </style:style>
    <style:style style:name="P29" style:family="paragraph" style:parent-style-name="Text_20_body">
      <style:paragraph-properties fo:margin-left="0.018cm" fo:margin-right="1.355cm" fo:margin-top="0.415cm" fo:margin-bottom="0cm" style:contextual-spacing="false" fo:line-height="138%" fo:text-indent="-0.254cm" style:auto-text-indent="false" fo:padding="0cm" fo:border="non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rsid="001f2841" officeooo:paragraph-rsid="001d2bbe" style:text-blinking="false" fo:background-color="transparent" style:font-size-asian="12pt" style:font-weight-asian="normal" style:font-size-complex="12pt" style:font-weight-complex="normal"/>
    </style:style>
    <style:style style:name="P30" style:family="paragraph" style:parent-style-name="Text_20_body">
      <style:paragraph-properties fo:margin-left="0cm" fo:margin-right="1.27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style:font-size-asian="12pt" style:font-weight-asian="normal" style:font-size-complex="12pt" style:font-weight-complex="normal"/>
    </style:style>
    <style:style style:name="P31" style:family="paragraph" style:parent-style-name="Text_20_body">
      <style:paragraph-properties fo:margin-left="0cm" fo:margin-right="1.27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nsolas" fo:font-size="12pt" fo:font-style="normal" style:text-underline-style="none" fo:font-weight="normal" officeooo:paragraph-rsid="001d2bbe" style:text-blinking="false" fo:background-color="transparent" style:font-size-asian="12pt" style:font-weight-asian="normal" style:font-size-complex="12pt" style:font-weight-complex="normal"/>
    </style:style>
    <style:style style:name="T1" style:family="text">
      <style:text-properties fo:font-variant="normal" fo:text-transform="none" style:text-line-through-style="none" style:text-line-through-type="none" style:text-underline-style="none" style:text-blinking="false" fo:background-color="transparent" loext:char-shading-value="0"/>
    </style:style>
    <style:style style:name="T2" style:family="text">
      <style:text-properties fo:font-variant="normal" fo:text-transform="none" style:text-line-through-style="none" style:text-line-through-type="none" style:text-underline-style="none" officeooo:rsid="000e576e"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officeooo:rsid="000f9715"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officeooo:rsid="000e576e" style:text-blinking="false" fo:background-color="transparent" loext:char-shading-value="0"/>
    </style:style>
    <style:style style:name="T6" style:family="text">
      <style:text-properties fo:font-variant="normal" fo:text-transform="none" style:text-line-through-style="none" style:text-line-through-type="none" fo:font-style="normal" style:text-underline-style="none" officeooo:rsid="0014b989" style:text-blinking="false" fo:background-color="transparent" loext:char-shading-value="0"/>
    </style:style>
    <style:style style:name="T7" style:family="text">
      <style:text-properties fo:font-variant="normal" fo:text-transform="none" style:text-line-through-style="none" style:text-line-through-type="none" fo:font-style="normal" style:text-underline-style="none" officeooo:rsid="001c12a5" style:text-blinking="false" fo:background-color="transparent" loext:char-shading-value="0"/>
    </style:style>
    <style:style style:name="T8" style:family="text">
      <style:text-properties fo:font-variant="normal" fo:text-transform="none" style:text-line-through-style="none" style:text-line-through-type="none" fo:font-style="normal" style:text-underline-style="none" officeooo:rsid="001c63d7"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officeooo:rsid="001d2bbe" style:text-blinking="false" fo:background-color="transparent" loext:char-shading-value="0"/>
    </style:style>
    <style:style style:name="T10" style:family="text">
      <style:text-properties fo:font-variant="normal" fo:text-transform="none" style:text-line-through-style="none" style:text-line-through-type="none" fo:font-style="normal" style:text-underline-style="none" officeooo:rsid="001f2841" style:text-blinking="false" fo:background-color="transparent" loext:char-shading-value="0"/>
    </style:style>
    <style:style style:name="T11" style:family="text">
      <style:text-properties fo:font-variant="normal" fo:text-transform="none" style:text-line-through-style="none" style:text-line-through-type="none" fo:font-style="italic" style:text-underline-style="none" style:text-blinking="false" fo:background-color="transparent" loext:char-shading-value="0"/>
    </style:style>
    <style:style style:name="T12" style:family="text">
      <style:text-properties fo:font-variant="normal" fo:text-transform="none" style:text-line-through-style="none" style:text-line-through-type="none" style:text-position="sub 58%" fo:font-style="normal" style:text-underline-style="none" officeooo:rsid="001d2bbe" style:text-blinking="false" fo:background-color="transparent" loext:char-shading-value="0"/>
    </style:style>
    <style:style style:name="T13" style:family="text">
      <style:text-properties fo:font-variant="normal" fo:text-transform="none" style:text-line-through-style="none" style:text-line-through-type="none" style:text-position="0% 100%" fo:font-style="normal" style:text-underline-style="none" officeooo:rsid="001d2bbe" style:text-blinking="false" fo:background-color="transparent" loext:char-shading-value="0"/>
    </style:style>
    <style:style style:name="T14" style:family="text">
      <style:text-properties fo:font-variant="normal" fo:text-transform="none" style:text-line-through-style="none" style:text-line-through-type="none" style:text-position="super 58%" fo:font-style="normal" style:text-underline-style="none" officeooo:rsid="001f2841" style:text-blinking="false" fo:background-color="transparent" loext:char-shading-value="0"/>
    </style:style>
    <style:style style:name="T15" style:family="text">
      <style:text-properties fo:font-variant="normal" fo:text-transform="none" fo:color="#ffffff" loext:opacity="100%" style:text-line-through-style="none" style:text-line-through-type="none" style:font-name="Consolas"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ffffff" loext:opacity="100%" style:text-line-through-style="none" style:text-line-through-type="none" style:font-name="Consolas" fo:font-size="12pt" fo:font-style="normal" style:text-underline-style="none" fo:font-weight="normal" officeooo:rsid="0014b989"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ffffff" loext:opacity="100%" style:text-line-through-style="none" style:text-line-through-type="none" style:font-name="Consolas" fo:font-size="12pt" fo:font-style="normal" style:text-underline-style="none" fo:font-weight="normal" officeooo:rsid="001d2bbe"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ffffff" loext:opacity="100%" style:text-line-through-style="none" style:text-line-through-type="none" style:text-position="super 58%" style:font-name="Consolas" fo:font-size="12pt" fo:font-style="normal" style:text-underline-style="none" fo:font-weight="normal" officeooo:rsid="001f2841" style:text-blinking="false" fo:background-color="transparent" loext:char-shading-value="0" style:font-size-asian="12pt" style:font-weight-asian="normal" style:font-size-complex="12pt" style:font-weight-complex="normal"/>
    </style:style>
    <style:style style:name="T19" style:family="text">
      <style:text-properties officeooo:rsid="001bab63"/>
    </style:style>
    <style:style style:name="T20" style:family="text">
      <style:text-properties officeooo:rsid="001f28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0f7bc6d1-7fff-3d17-5de8-e89d26760beb"/>APPENDIX FOUR </text:p>
      <text:p text:style-name="P22">지구공학의 장기적 결과</text:p>
      <text:p text:style-name="P23">A. 2009년, 익명의 발신인이 나에게 핵무기가 가장 위험한 현대 기술이라고 생각하냐고 질문했다. 아래는 나의 답변이다.</text:p>
      <text:p text:style-name="P14">핵무기를 가장 위험한 현대 기술이라고 보기는 힘들 것이다. 지구온난화를 해결하기 위해 도입될 기술들이 가장 위험한 현대 기술이라는 주장이 더욱 그럴듯 하다.</text:p>
      <text:p text:style-name="P16"/>
      <text:p text:style-name="P6">국가는 핵무기를, 적어도 대규모로는 사용하지 않을 강한 유인을 갖고 있다. 그러한 사용은 아마 자살행위일 것이기 때문이다. 그렇다고 해서 핵전쟁이 결코 일어나지 않으리라는 것은 아니다. 반대로, 핵전쟁의 위험성은 대단히 현실적이다. 하지만 가까운 미래에 대규모 핵전쟁이 발생할 가능성은 높아보이지 않는다.</text:p>
      <text:p text:style-name="P17"/>
      <text:p text:style-name="P24"/>
      <text:p text:style-name="P4"><text:span text:style-name="T3">한편으로는, 국제사회가 기후변화로 인한 재앙을 막기 위해 이산화탄소 배출량을 충분히 감축하는데에 실패하리라는 것은 거의 확실하다. </text:span><text:span text:style-name="T1">대신에, 지구온난화는 “지구공학</text:span><text:span text:style-name="T2">(geo-engineering)”을 통해 통제될 것이다.</text:span><text:span text:style-name="T5"> </text:span><text:span text:style-name="T3">이는 지구 기후를 허용 범위 내에 머물도록 인공적으로 통제하는 것이다.</text:span><text:span text:style-name="T14">1</text:span><text:span text:style-name="T4"> </text:span><text:span text:style-name="T3">지구 기후를 관리하기 위해 제안된 많은 수단들 중에서, 세 가지 사례를 여기서 언급하겠다: (</text:span><text:span text:style-name="T6">i</text:span><text:span text:style-name="T3">) 대기의 이산화탄소를 흡수하는 해양 플랑크톤의 성장을 자극하기 위해 철 분말을 바다에 뿌리는 방법.</text:span><text:span text:style-name="T14">2</text:span><text:span text:style-name="T4"> </text:span><text:span text:style-name="T3">(ii) 미생물을 비롯한 유기체들을 유전적으로 조작해 대기 이산화탄소를 흡수하게 만드는 방법.</text:span><text:span text:style-name="T14">3</text:span><text:span text:style-name="T4"> (iii) 이산화탄소를 지하 보관소에 영구적으로 저장하는 방법이다.</text:span><text:span text:style-name="T14">4</text:span></text:p>
      <text:p text:style-name="P25"/>
      <text:p text:style-name="P5"><text:span text:style-name="T15">모든 지구공학적 시도들은 즉각적인 재앙을 가져올 심각한 위험성을 지니고 있다. “지구공학에 비하면 유도미사일 요격</text:span><text:span text:style-name="T16">은</text:span><text:span text:style-name="T15"> 쉬운 편에 속한다. 지구공학은 한번에, 정확히 성공해야한다.”</text:span><text:span text:style-name="T18">5</text:span><text:span text:style-name="T15"> 새로운 기술적 해결책은 주로 반복된 시행착오를 거쳐 개선된다. “한번에, 정확히” 성공하는 경우는 거의 없다. 그래서 사람들이 지구공학을 정당하게 두려워하는 것이다.</text:span><text:span text:style-name="T18">6</text:span></text:p>
      <text:p text:style-name="P15">그래도 지구공학이 한번에 정확히 성공한다고 가정해보자. 그럼에도 불구하고, 장기적 결과는 끔찍할 것이라고 예측할 이유가 대단히 많다.</text:p>
      <text:p text:style-name="P18"/>
      <text:p text:style-name="P8">첫째: 환경을 조작하려는 시도는 거의 언제나 예상치 못한, 바람직하지 못한 결과를 가져온다. 바람직하지 못한 결과를 수정하기 위해, 환경을 더 많이 조작해야한다. 이는 또 다른 예측하지 <text:soft-page-break/>못한 결과를 가져온다. 계속 반복된다. 우리의 문제를 해결하기 위해 환경을 갖고 깔짝거리다가 우리는 점점 더 심각한 문제에 처하게 된다.</text:p>
      <text:p text:style-name="P19"/>
      <text:p text:style-name="P7">둘째: 수억년간, 자연 과정은 지구 기후와 대기 구성을 고등 생명체가 생존하고 진화할 수 있는 범위 내에 머물도록 유지했다. 최근에 기후가 불안정해져서 수많은 종들을 멸종시키기 시작했지만, 모든 복잡 유기체를 쓸어버릴 정도로 극심하지는 않다.</text:p>
      <text:p text:style-name="P26"/>
      <text:p text:style-name="P9"><text:span text:style-name="T15">인간이 지구 기후를 통제하기 시작하면, 자연 과정은 기후를 살만한 범위에 머무르게 하던 <text:s/>그 기능을 잃는다. 기후는 인간의 통제에 완전히 종속될 것이다. 지구 기후는 전세계적 현상이므로, 독립된 지역 집단에 의해 통제될 수 없다. 기후 통제는 전세계적으로 이루어져야하므로, 전세계적인 고속 이동통신 기술이 필요하다. 무엇보다도 이런 이유로, 지구 기후는 기술 문명에 종속될 것이다. 과거의 모든 문명들은 결국 무너졌다. 그리고 현대 기술 문명 역시 조만간 무너질 것으로 보인다. 그렇게된다면, 인간의 기후 통제 시스템 역시 무너질 것이다. 기후의 범위를 제한하던 자연 과정이 사라졌기 때문에, 지구 기후가 겉잡을 수 없이 날뛸 것으로 예상할 수 있다. 십중팔구 지구는 복잡 생명체가 살기에는 너무 덥거나 추워지거나, 대기의 산소 농도가 지나치게 낮아지거나, 대기가 독성 기체로 오염되거나, 다른 형태의 대기 </text:span><text:span text:style-name="T17">참사가</text:span><text:span text:style-name="T15"> 발생할 것이다. </text:span></text:p>
      <text:p text:style-name="P27"/>
      <text:p text:style-name="P13">셋째: 지구 기후가 통제되기 시작하면, 기술 체제의 유지는 생존에 필수가 될 것이다. 방금 전에 지적했듯이, 기술 체제의 붕괴는 아마 급진적이고 파괴적인 기후 붕괴로 이어질 것이기 때문이다. 혁명이나 다른 수단을 이용한 기술 체제의 제거는 사실상 자살행위가 될 것이다. 체제는 생존에 필수적인 것으로 간주될 것이므로, 기술 체제는 사실상 도전으로부터 면제될 것이다.</text:p>
      <text:p text:style-name="P10"/>
      <text:p text:style-name="P10">우리 사회의 엘리트들<text:span text:style-name="T19">(과학자와 엔지니어, 기업 임원, 정부 관료와 정치인)</text:span>은 핵전쟁을 두려워한다. 핵전쟁은 그들을 파괴할 것이기 때문이다. 하지만 그들은 그들의 권력과 지위를 필수적으로 만들어서, 어떠한 진지한 도전도 불가능하게 만들어줄 체제를 기뻐하며 받아들일 것이다. 결과적으로, 그들은 핵전쟁을 피하기 위해 모든 노력을 기울이지만, 지구 기후 통제는 즐겁게 받아들일 것이다.</text:p>
      <text:p text:style-name="P11"><text:span text:style-name="T7">B. NASA의 우주생물학자 피터 와드(Peter Ward)는, 자연 과정에 의해 지금으로부터 5억년 후에 우리 행성이 거주불가능해질 것이라고 경고한다.</text:span><text:span text:style-name="T14">7</text:span><text:span text:style-name="T7"> </text:span><text:span text:style-name="T3">우리 대부분은 </text:span><text:span text:style-name="T7">1억년 정도 거주가능한 행성에 만족할 것이다. 하지만 분명히 와드는 5억년에도 만족하지 못하는 것 같다. 그래서 그는 앞으로 수십억년 간 우리 기후를 살만하도록 유지하기 위해 지구공학 시스템을 도입해야한다고 주장한다.</text:span><text:span text:style-name="T14">8</text:span><text:span text:style-name="T7"> </text:span><text:span text:style-name="T3">와드는 효과적인 지구공학 시스템을 만들기 위해 필요한 세계적 협조가 “공상적 유토피아”</text:span><text:span text:style-name="T14">9</text:span><text:span text:style-name="T3">라는 점을 인정한다. 하지만 여전히 이를 지지하는 것을 보면, 이를 실현하는게 완전히 불가능하지는 않다고 믿고 있는게 분명하다. </text:span><text:span text:style-name="T11">하지만 정말 충격적인 것은, </text:span><text:soft-page-break/><text:span text:style-name="T11">와드가 전세계의 문명이 의지할 지구공학 시스템이 수십억년 동안 유지될 것이라고 믿는다는 것이다.</text:span></text:p>
      <text:p text:style-name="P12"><text:span text:style-name="T8"><text:s/>제1장에서 우리는 인간사에 대한 과학자들의 순진함을 다루었다. 와드는 이에 대한 역겨운 사례이다.</text:span><text:span text:style-name="T14">10</text:span></text:p>
      <text:p text:style-name="P3">NOTES </text:p>
      <text:p text:style-name="P20"><text:span text:style-name="T3">1. </text:span><text:span text:style-name="T11">Time, </text:span><text:span text:style-name="T3">March 24, 2008, p. 50 참고.</text:span></text:p>
      <text:p text:style-name="P28">2. Wood, p. 73, col.</text:p>
      <text:p text:style-name="P28">3. Leslie, p. 6, col. 4 (microbes). Wood, p. 73, col. 1 (trees). </text:p>
      <text:p text:style-name="P20"><text:span text:style-name="T3">4. Wood, p. 73, col. 2. Sarewitz &amp; Pielke, p.59, col. 3. 이 계획을 지지하는 사람들이 믿는만큼 이산화탄소가 지하에 머물러 있을지에 대해서는 의문의 여지가 있다. 설령 “시범 프로젝트”(ibid.)가 </text:span><text:span text:style-name="T9">CO</text:span><text:span text:style-name="T12">2</text:span><text:span text:style-name="T13">를, 말하자면, 한 10년 정도 가두는데 성공했다고 쳐도, 그것이 앞으로 백년 또는 천년 머물러 있을 것을 보장하지는 않는다. </text:span><text:span text:style-name="T3">또한, 모든 시범 프로젝트들은 수준높은 전문가들이 특별한 주의를 기울이며 진행될 것이다. 하지만 일단 이러한 절차가 일상화되고 대규모로 사용되면, 실행 과정에서 불가피하게 태만, 무능, 불성실이 발생할 것이다. 제 </text:span><text:span text:style-name="T10">2장의 각주 67에서 인용된 USA Today의 기사를 참고할 것.</text:span></text:p>
      <text:p text:style-name="P29"/>
      <text:p text:style-name="P7">5. Wood, p. 76, col. 1, 시카고 대학교의 지구물리학자 레이먼드 피에르험버트<text:span text:style-name="T20">(Raymond Pierrehumbert)</text:span> 인용.</text:p>
      <text:p text:style-name="P7"/>
      <text:p text:style-name="P30"/>
      <text:p text:style-name="P21"><text:span text:style-name="T3">6. Ibid. </text:span><text:span text:style-name="T11">USA Today, </text:span><text:span text:style-name="T3">Feb. 16, 2015, p. 7A 참고.</text:span></text:p>
      <text:p text:style-name="P31"/>
      <text:p text:style-name="P21"><text:span text:style-name="T11">7. </text:span><text:span text:style-name="T3">Ward, pp. 141-42.</text:span></text:p>
      <text:p text:style-name="P31">8. Ibid., pp. 143, 149.</text:p>
      <text:p text:style-name="P31">9. Ibid., p. 143.</text:p>
      <text:p text:style-name="P31">10. 다른 역겨운 사례는 K. Brower, pp. 60, 62 참고.</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modern" style:font-pitch="fixed"/>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바탕" fo:font-size="12pt" fo:language="en" fo:country="US" style:letter-kerning="true" style:font-name-asian="나눔고딕" style:font-size-asian="10.5pt" style:language-asian="ko" style:country-asian="KR"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나눔고딕" style:font-size-asian="10.5pt" style:language-asian="ko" style:country-asian="KR"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22:09:01.971000000</meta:creation-date>
    <dc:date>2021-03-06T12:32:24.452000000</dc:date>
    <meta:editing-duration>PT1H51S</meta:editing-duration>
    <meta:editing-cycles>12</meta:editing-cycles>
    <meta:generator>LibreOffice/7.0.0.3$Windows_X86_64 LibreOffice_project/8061b3e9204bef6b321a21033174034a5e2ea88e</meta:generator>
    <meta:document-statistic meta:table-count="0" meta:image-count="0" meta:object-count="0" meta:page-count="3" meta:paragraph-count="26" meta:word-count="2336" meta:character-count="3360" meta:non-whitespace-character-count="2628"/>
  </office:meta>
</office:document-meta>
</file>